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1" style:family="table-row">
      <style:table-row-properties style:min-row-height="2.669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1" style:family="table-row">
      <style:table-row-properties style:min-row-height="11.4cm"/>
    </style:style>
    <style:style style:name="Table10.A1" style:family="table-cell">
      <style:table-cell-properties fo:padding="0.097cm" fo:border="0.05pt solid #000000"/>
    </style:style>
    <style:style style:name="Tabla2" style:family="table">
      <style:table-properties style:width="17.903cm" table:align="margins" style:writing-mode="lr-tb"/>
    </style:style>
    <style:style style:name="Tabla2.A" style:family="table-column">
      <style:table-column-properties style:column-width="17.903cm" style:rel-column-width="65535*"/>
    </style:style>
    <style:style style:name="Tabla2.1" style:family="table-row">
      <style:table-row-properties style:min-row-height="3.11cm"/>
    </style:style>
    <style:style style:name="Tabla2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Table_20_Contents">
      <style:paragraph-properties fo:margin-top="0cm" fo:margin-bottom="0cm" loext:contextual-spacing="false"/>
      <style:text-properties officeooo:rsid="000388b6" officeooo:paragraph-rsid="000388b6"/>
    </style:style>
    <style:style style:name="P4" style:family="paragraph" style:parent-style-name="Table_20_Contents">
      <style:paragraph-properties fo:margin-top="0cm" fo:margin-bottom="0cm" loext:contextual-spacing="false"/>
      <style:text-properties officeooo:rsid="000388b6" officeooo:paragraph-rsid="00055ec4"/>
    </style:style>
    <style:style style:name="P5" style:family="paragraph" style:parent-style-name="Table_20_Contents">
      <style:paragraph-properties fo:margin-top="0cm" fo:margin-bottom="0cm" loext:contextual-spacing="false"/>
      <style:text-properties officeooo:rsid="00055ec4" officeooo:paragraph-rsid="00055ec4"/>
    </style:style>
    <style:style style:name="P6" style:family="paragraph" style:parent-style-name="Table_20_Contents">
      <style:paragraph-properties fo:margin-top="0cm" fo:margin-bottom="0cm" loext:contextual-spacing="false"/>
      <style:text-properties officeooo:rsid="000e582f" officeooo:paragraph-rsid="000e582f"/>
    </style:style>
    <style:style style:name="P7" style:family="paragraph" style:parent-style-name="Pie_20_de_20_página1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10" style:family="paragraph" style:parent-style-name="Heading">
      <style:text-properties fo:font-size="18pt" style:font-size-asian="18pt" style:font-size-complex="18pt"/>
    </style:style>
    <style:style style:name="P11" style:family="paragraph" style:parent-style-name="Table_20_Contents">
      <style:text-properties officeooo:rsid="00022428" officeooo:paragraph-rsid="00022428"/>
    </style:style>
    <style:style style:name="P12" style:family="paragraph" style:parent-style-name="Table_20_Contents">
      <style:paragraph-properties fo:margin-top="0.101cm" fo:margin-bottom="0.101cm" loext:contextual-spacing="false"/>
      <style:text-properties officeooo:rsid="000bf713" officeooo:paragraph-rsid="000bf713"/>
    </style:style>
    <style:style style:name="P13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022428"/>
    </style:style>
    <style:style style:name="T5" style:family="text">
      <style:text-properties officeooo:rsid="000700a3"/>
    </style:style>
    <style:style style:name="T6" style:family="text">
      <style:text-properties style:font-name="DejaVu Serif1" fo:font-size="10pt" style:font-size-asian="10pt" style:font-name-complex="Tahoma" style:font-size-complex="10pt"/>
    </style:style>
    <style:style style:name="T7" style:family="text">
      <style:text-properties style:font-name="DejaVu Serif1" fo:font-size="10pt" fo:font-weight="bold" style:font-size-asian="10pt" style:font-weight-asian="bold" style:font-name-complex="Tahoma" style:font-size-complex="10pt" style:font-weight-complex="bold"/>
    </style:style>
    <style:style style:name="T8" style:family="text">
      <style:text-properties officeooo:rsid="000f0328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3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10">Formulario de auto-evaluación</text:p>
            <text:p text:style-name="Heading">Modulo 2. Sesión 6. <text:s/><text:span text:style-name="T3">Control de archivos y archivos proyectados en memoria</text:span></text:p>
          </table:table-cell>
        </table:table-row>
      </table:table>
      <text:p text:style-name="Standard"/>
      <text:p text:style-name="P8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">Davide Gallitelli</text:p>
          </table:table-cell>
        </table:table-row>
      </table:table>
      <text:p text:style-name="Standard"/>
      <text:p text:style-name="P8">a) Cuestionario de actitud frente al trabajo.</text:p>
      <text:p text:style-name="Standard">El tiempo que he dedicado a la preparación de la sesión antes de asistir al laboratorio ha sido de <text:s/><text:span text:style-name="T8">150</text:span> minutos.</text:p>
      <text:p text:style-name="Standard">1. He resuelto todas las dudas que tenía antes de iniciar la sesión de prácticas: <text:span text:style-name="T4">si</text:span>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8"><text:soft-page-break/>b) Cuestionario de conocimientos adquiridos.</text:p>
      <text:p text:style-name="Standard">Mi solución a la <text:span text:style-name="T2">ejercicio 1</text:span> ha sido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">#include &lt;stdio.h&gt;</text:p>
            <text:p text:style-name="P5">#include &lt;stdlib.h&gt;</text:p>
            <text:p text:style-name="P3">#include &lt;unistd.h&gt;</text:p>
            <text:p text:style-name="P3">#include &lt;fcntl.h&gt;</text:p>
            <text:p text:style-name="P3">#include &lt;string.h&gt;</text:p>
            <text:p text:style-name="P3"/>
            <text:p text:style-name="P3">int main(int argc, char *argv[]){</text:p>
            <text:p text:style-name="P3"/>
            <text:p text:style-name="P3"><text:tab/>if (argc != 4){</text:p>
            <text:p text:style-name="P3"><text:tab/><text:tab/>printf("Error: necesito de 3 argumentos. \n nombreprog orden \"&lt;/&gt;\" archivo \n");</text:p>
            <text:p text:style-name="P3"><text:tab/><text:tab/>return -1;</text:p>
            <text:p text:style-name="P3"><text:tab/>} else {</text:p>
            <text:p text:style-name="P3"><text:tab/><text:tab/>// <text:span text:style-name="T5">Declaracion y incializacion de variables</text:span></text:p>
            <text:p text:style-name="P3"><text:tab/><text:tab/>char* orden = argv[1];</text:p>
            <text:p text:style-name="P3"><text:tab/><text:tab/>char* redireccion = argv[2];</text:p>
            <text:p text:style-name="P3"><text:tab/><text:tab/>char* filename = argv[3];</text:p>
            <text:p text:style-name="P3"><text:tab/><text:tab/>int fd;</text:p>
            <text:p text:style-name="P3"><text:tab/><text:tab/>fd = open(filename, O_RDWR|O_TRUNC);</text:p>
            <text:p text:style-name="P3"><text:tab/><text:tab/></text:p>
            <text:p text:style-name="P3"><text:tab/><text:tab/>if (strcmp(redireccion,"&lt;")==0){</text:p>
            <text:p text:style-name="P3"><text:tab/><text:tab/><text:tab/>//rediccionar desde el archivo</text:p>
            <text:p text:style-name="P3"><text:tab/><text:tab/><text:tab/>close (STDIN_FILENO);</text:p>
            <text:p text:style-name="P3"><text:tab/><text:tab/><text:tab/>if (fcntl(fd, F_DUPFD, STDIN_FILENO) == -1){</text:p>
            <text:p text:style-name="P3"><text:tab/><text:tab/><text:tab/><text:tab/>perror("Fallo en fcntl desde el archivo");</text:p>
            <text:p text:style-name="P3"><text:tab/><text:tab/><text:tab/><text:tab/>return -1;</text:p>
            <text:p text:style-name="P3"><text:tab/><text:tab/><text:tab/>}</text:p>
            <text:p text:style-name="P3"><text:tab/><text:tab/>} else if (strcmp(redireccion,"&gt;")==0){</text:p>
            <text:p text:style-name="P3"><text:tab/><text:tab/><text:tab/>//redireccionar hacia el archivo</text:p>
            <text:p text:style-name="P3"><text:tab/><text:tab/><text:tab/>close(STDOUT_FILENO);</text:p>
            <text:p text:style-name="P3"><text:tab/><text:tab/><text:tab/>if (fcntl(fd, F_DUPFD, STDOUT_FILENO) == -1){</text:p>
            <text:p text:style-name="P3"><text:tab/><text:tab/><text:tab/><text:tab/>perror("Fallo en fcntl hacia el archivo");</text:p>
            <text:p text:style-name="P3"><text:tab/><text:tab/><text:tab/><text:tab/>return -1;</text:p>
            <text:p text:style-name="P3"><text:tab/><text:tab/><text:tab/>}</text:p>
            <text:p text:style-name="P3"><text:tab/><text:tab/>} else {</text:p>
            <text:p text:style-name="P3"><text:tab/><text:tab/><text:tab/>//Si no se le han pasado los parámetros correctos muestra un mensaje de ayuda</text:p>
            <text:p text:style-name="P3"><text:tab/><text:tab/><text:tab/>printf("El segundo argumento tiene que ser &lt; (desde) o &gt; (hacia). Reiniciar el programa.\n");</text:p>
            <text:p text:style-name="P3"><text:tab/><text:tab/><text:tab/>return -1;</text:p>
            <text:p text:style-name="P3"><text:tab/><text:tab/>}</text:p>
            <text:p text:style-name="P3"><text:tab/><text:tab/>//Ejecutar la orden</text:p>
            <text:p text:style-name="P3"><text:tab/><text:tab/>if (execlp(orden, "", NULL) &lt; 0) {</text:p>
            <text:p text:style-name="P3"><text:tab/><text:tab/><text:tab/>perror("Error en el execl de el orden");</text:p>
            <text:p text:style-name="P3"><text:tab/><text:tab/><text:tab/>return -1;</text:p>
            <text:p text:style-name="P3"><text:tab/><text:tab/>}</text:p>
            <text:p text:style-name="P3"><text:tab/><text:tab/>// Cerrar el fichero y devolver 0</text:p>
            <text:p text:style-name="P3"><text:tab/><text:tab/>close(fd);</text:p>
            <text:p text:style-name="P3"><text:tab/><text:tab/>return 0;</text:p>
            <text:p text:style-name="P3"><text:tab/>}</text:p>
            <text:p text:style-name="P3"/>
            <text:p text:style-name="P3">}</text:p>
          </table:table-cell>
        </table:table-row>
      </table:table>
      <text:p text:style-name="Standard"><text:soft-page-break/>Mi solución a la <text:span text:style-name="T2">ejercicio 3</text:span> ha si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2">#include &lt;stdio.h&gt;</text:p>
            <text:p text:style-name="P12">#include &lt;unistd.h&gt;</text:p>
            <text:p text:style-name="P12">#include &lt;fcntl.h&gt;</text:p>
            <text:p text:style-name="P12">#include &lt;string.h&gt;</text:p>
            <text:p text:style-name="P12"/>
            <text:p text:style-name="P12">int main(int argc, char *argv[]){</text:p>
            <text:p text:style-name="P12"><text:tab/>if(argc &lt; 3) {</text:p>
            <text:p text:style-name="P12"><text:tab/><text:tab/>//Si no se le han pasado los parámetros correctos muestra un mensaje de ayuda</text:p>
            <text:p text:style-name="P12"><text:tab/><text:tab/>printf("Sintaxi: %s &lt;programa&gt; &lt;archivo&gt;\n\n", argv[0]);</text:p>
            <text:p text:style-name="P12"><text:tab/><text:tab/>return -1;</text:p>
            <text:p text:style-name="P12"><text:tab/>} else {</text:p>
            <text:p text:style-name="P12"><text:tab/><text:tab/>//Declaracion de variables</text:p>
            <text:p text:style-name="P12"><text:tab/><text:tab/>struct flock cerrojo;</text:p>
            <text:p text:style-name="P12"><text:tab/><text:tab/>char* filename = argv[1];</text:p>
            <text:p text:style-name="P12"><text:tab/><text:tab/>int fd, i;</text:p>
            <text:p text:style-name="P12"/>
            <text:p text:style-name="P12"><text:tab/><text:tab/>//Abrimos el archivo</text:p>
            <text:p text:style-name="P12"><text:tab/><text:tab/>if ((fd=open(filename, O_RDWR)) == -1 ){</text:p>
            <text:p text:style-name="P12"><text:tab/><text:tab/><text:tab/>perror("Fallo al abrir el archivo");</text:p>
            <text:p text:style-name="P12"><text:tab/><text:tab/><text:tab/>return -1;</text:p>
            <text:p text:style-name="P12"><text:tab/><text:tab/>}</text:p>
            <text:p text:style-name="P12"><text:tab/><text:tab/>//Definicion del cerrojo: bloqueo de escritura de todo el archivo</text:p>
            <text:p text:style-name="P12"><text:tab/><text:tab/>cerrojo.l_type=F_WRLCK;</text:p>
            <text:p text:style-name="P12"><text:s text:c="16"/>cerrojo.l_whence=SEEK_SET;</text:p>
            <text:p text:style-name="P12"><text:s text:c="16"/>cerrojo.l_start=0;</text:p>
            <text:p text:style-name="P12"><text:s text:c="16"/>cerrojo.l_len=0;</text:p>
            <text:p text:style-name="P12"><text:tab/><text:tab/>//Bloqueo de escritura!</text:p>
            <text:p text:style-name="P12"><text:tab/><text:tab/>if (fcntl (fd, F_SETLKW, &amp;cerrojo) == EDEADLK) printf ("%s ha dado un EDEADLK\n", filename); </text:p>
            <text:p text:style-name="P12"><text:tab/><text:tab/>printf("Ahora el archivo %s esta bloqueado en escritura. \n", filename);</text:p>
            <text:p text:style-name="P12"><text:tab/><text:tab/>//Qualcuier otro proceso</text:p>
            <text:p text:style-name="P12"><text:tab/><text:tab/>sleep(20);</text:p>
            <text:p text:style-name="P12"><text:tab/><text:tab/>//Desbloqueo</text:p>
            <text:p text:style-name="P12"><text:tab/><text:tab/>cerrojo.l_type=F_UNLCK;</text:p>
            <text:p text:style-name="P12"><text:tab/><text:tab/>cerrojo.l_whence=SEEK_SET;</text:p>
            <text:p text:style-name="P12"><text:tab/><text:tab/>cerrojo.l_start=0;</text:p>
            <text:p text:style-name="P12"><text:tab/><text:tab/>cerrojo.l_len=0;</text:p>
            <text:p text:style-name="P12"><text:tab/><text:tab/>if (fcntl (fd, F_SETLKW, &amp;cerrojo) == -1) {</text:p>
            <text:p text:style-name="P12"><text:tab/><text:tab/><text:tab/>perror ("Error al desbloquear el archivo");</text:p>
            <text:p text:style-name="P12"><text:tab/><text:tab/>}</text:p>
            <text:p text:style-name="P12"><text:tab/><text:tab/>return 0;</text:p>
            <text:p text:style-name="P12"><text:tab/>}</text:p>
            <text:p text:style-name="P12">}</text:p>
          </table:table-cell>
        </table:table-row>
      </table:table>
      <text:p text:style-name="Standard"><text:soft-page-break/><text:span text:style-name="T6">Mi solución a la </text:span><text:span text:style-name="T7">ejercicio 5</text:span><text:span text:style-name="T6"> ha sido: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6">#include &lt;stdio.h&gt;</text:p>
            <text:p text:style-name="P6">#include &lt;unistd.h&gt;</text:p>
            <text:p text:style-name="P6">#include &lt;fcntl.h&gt;</text:p>
            <text:p text:style-name="P6">#include &lt;string.h&gt;</text:p>
            <text:p text:style-name="P6"/>
            <text:p text:style-name="P6">int main(int argc, char *argv[]){</text:p>
            <text:p text:style-name="P6"><text:s text:c="8"/>if(argc != 3) {</text:p>
            <text:p text:style-name="P6"><text:s text:c="16"/>printf("Sintaxi: %s &lt;programa&gt; &lt;origen&gt; &lt;destino&gt;\n\n", argv[0]);</text:p>
            <text:p text:style-name="P6"><text:s text:c="16"/>return -1;</text:p>
            <text:p text:style-name="P6"><text:s text:c="8"/>} else {</text:p>
            <text:p text:style-name="P6"><text:s text:c="16"/>//Declaracion de variables</text:p>
            <text:p text:style-name="P6"><text:s text:c="8"/><text:tab/>struct stat sb;</text:p>
            <text:p text:style-name="P6"><text:s text:c="16"/>char* start_file = argv[1];</text:p>
            <text:p text:style-name="P6"><text:s text:c="16"/>char* dest_file = argv[2];</text:p>
            <text:p text:style-name="P6"><text:s text:c="16"/></text:p>
            <text:p text:style-name="P6"><text:s text:c="16"/>int fd_orig, fd_dest;</text:p>
            <text:p text:style-name="P6"><text:s text:c="16"/>char *start_mem, *dest_mem;</text:p>
            <text:p text:style-name="P6"><text:s text:c="16"/>int filesize;</text:p>
            <text:p text:style-name="P6"/>
            <text:p text:style-name="P6"><text:s text:c="16"/>//Abrimos el fichero de origen</text:p>
            <text:p text:style-name="P6"><text:s text:c="16"/>fd_orig = open(start_file, O_RDONLY);</text:p>
            <text:p text:style-name="P6"><text:s text:c="16"/>if (fd_orig == -1) {</text:p>
            <text:p text:style-name="P6"><text:s text:c="24"/>perror("Fallo al abrir el archivo de origen\n");</text:p>
            <text:p text:style-name="P6"><text:s text:c="24"/>return -2;</text:p>
            <text:p text:style-name="P6"><text:s text:c="16"/>}</text:p>
            <text:p text:style-name="P6"><text:s text:c="16"/>//Obtenemos su stat, para comprobar si es regular y obtener su tamaño</text:p>
            <text:p text:style-name="P6"><text:s text:c="8"/>if (fstat (fd_orig, &amp;sb) == -1) {</text:p>
            <text:p text:style-name="P6"><text:s text:c="16"/>printf("Error al hacer stat en el fichero de origen\n");</text:p>
            <text:p text:style-name="P6"><text:s text:c="16"/>return 1;</text:p>
            <text:p text:style-name="P6"><text:s text:c="8"/>}</text:p>
            <text:p text:style-name="P6"><text:s text:c="8"/>if (!S_ISREG (sb.st_mode)) {</text:p>
            <text:p text:style-name="P6"><text:s text:c="16"/>printf ("El fichero de origen no es un archivo regular\n");</text:p>
            <text:p text:style-name="P6"><text:s text:c="16"/>return 1;</text:p>
            <text:p text:style-name="P6"><text:s text:c="8"/>}</text:p>
            <text:p text:style-name="P6"><text:s text:c="8"/>//Guardamos el tamaño en una variable (por comodidad)</text:p>
            <text:p text:style-name="P6"><text:s text:c="8"/>filesize = sb.st_size;</text:p>
            <text:p text:style-name="P6"><text:s text:c="8"/>//Creamos el archivo de destino</text:p>
            <text:p text:style-name="P6"><text:s text:c="8"/>umask(0);</text:p>
            <text:p text:style-name="P6"><text:s text:c="16"/>fd_dest = open(dest_file, O_RDWR|O_CREAT|O_EXCL, S_IRWXU);</text:p>
            <text:p text:style-name="P6"><text:s text:c="16"/>if (fd_dest == -1) {</text:p>
            <text:p text:style-name="P6"><text:s text:c="24"/>perror("Fallo al crear el archivo de salida");</text:p>
            <text:p text:style-name="P6"><text:s text:c="24"/>return -2;</text:p>
            <text:p text:style-name="P6"><text:s text:c="16"/>}</text:p>
            <text:p text:style-name="P6"><text:s text:c="16"/>//Asignamos el espacion en el fichero de destino</text:p>
            <text:p text:style-name="P6"><text:s text:c="16"/>ftruncate(fd_dest, filesize);</text:p>
            <text:p text:style-name="P6"><text:s text:c="16"/>//Creamos el mapa de memoria del fichero de origen</text:p>
            <text:p text:style-name="P6"><text:s text:c="16"/>start_mem = (char *) mmap(0, filesize, PROT_READ, MAP_SHARED, fd_orig, 0);</text:p>
            <text:p text:style-name="P6"><text:s text:c="16"/>if(start_mem == MAP_FAILED) {</text:p>
            <text:p text:style-name="P6"><text:s text:c="24"/>perror("Fallo mapeando el archivo de entrada");</text:p>
            <text:p text:style-name="P6"><text:s text:c="24"/>return -2;</text:p>
            <text:p text:style-name="P6"><text:s text:c="16"/>}</text:p>
            <text:p text:style-name="P6"><text:s text:c="16"/>//Creamos el mapa de memoria del fichero de destino</text:p>
            <text:p text:style-name="P6"><text:s text:c="16"/>dest_mem = (char *) mmap(0, filesize, PROT_WRITE, MAP_SHARED, fd_dest, 0);</text:p>
            <text:p text:style-name="P6"><text:soft-page-break/><text:s text:c="16"/>if(dest_mem == MAP_FAILED) {</text:p>
            <text:p text:style-name="P6"><text:s text:c="24"/>perror("Fallo mapeando el archivo de salida");</text:p>
            <text:p text:style-name="P6"><text:s text:c="24"/>return -2;</text:p>
            <text:p text:style-name="P6"><text:s text:c="16"/>}</text:p>
            <text:p text:style-name="P6"><text:s text:c="16"/>//Copiamos un mapa de memoria en otro</text:p>
            <text:p text:style-name="P6"><text:s text:c="16"/>memcpy(dest_mem, start_mem, filesize);</text:p>
            <text:p text:style-name="P6"><text:s text:c="16"/>//Liberamos los mapas de memoria</text:p>
            <text:p text:style-name="P6"><text:s text:c="16"/>munmap(start_mem, filesize);</text:p>
            <text:p text:style-name="P6"><text:s text:c="16"/>munmap(dest_mem, filesize);</text:p>
            <text:p text:style-name="P6"><text:s text:c="16"/>//Cerramos los descriptores de fichero</text:p>
            <text:p text:style-name="P6"><text:s text:c="16"/>close(fd_orig);</text:p>
            <text:p text:style-name="P6"><text:s text:c="16"/>close(fd_dest);</text:p>
            <text:p text:style-name="P6"><text:s text:c="16"/>//Terminamos la ejecución del programa</text:p>
            <text:p text:style-name="P6"><text:s text:c="16"/>return 0;</text:p>
            <text:p text:style-name="P6"><text:s text:c="8"/>}</text:p>
            <text:p text:style-name="P6">}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 <text:s text:c="8"/>Módulo II.Uso de los servicios del SO Linux mediante la API </text:p>
        <text:p text:style-name="MP2"/>
      </style:header>
      <style:footer>
        <text:p text:style-name="MP3"><text:span text:style-name="MT1">Módulo 2 - Sesión 6. Construcción de un spool de impresión</text:span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11-10-05T09:46:35</meta:creation-date>
    <dc:date>2015-12-31T17:05:35.673886805</dc:date>
    <meta:print-date>2011-10-06T10:39:21</meta:print-date>
    <meta:editing-cycles>200</meta:editing-cycles>
    <meta:editing-duration>P1DT2H6M22S</meta:editing-duration>
    <meta:document-statistic meta:table-count="9" meta:image-count="1" meta:object-count="0" meta:page-count="5" meta:paragraph-count="169" meta:word-count="732" meta:character-count="5985" meta:non-whitespace-character-count="4254"/>
    <meta:user-defined meta:name="Información 1"/>
    <meta:user-defined meta:name="Información 2"/>
    <meta:user-defined meta:name="Información 3"/>
    <meta:user-defined meta:name="Información 4"/>
  </office:meta>
</office:document-meta>
</file>